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EngineServletResponse.setDateHeader( String s ,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setBuffer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sponse.addDateHeader( String s ,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JSPEngineServletResponse( HttpServletResponse servletResponse , JSPEngineServletOutpu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EngineServletResponse.encodeRedirect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encodeRedirect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sponse.encode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setStatus( int i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addHeader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flush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sponse.setCharacterEncoding( String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sponse.sendRedirec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addCookie(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encode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sponse.setHeader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setLocale( java . util . Locale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res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sponse.addIntHeader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PEngineServletResponse.setIntHeader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sendError( int i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sponse.contains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getWri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PEngineServletResponse.sendError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setContentLength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setStatus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sponse.setContentType( java . lang .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